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314.96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164.4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286.41pt"/>
    </style:style>
    <style:style style:name="co18" style:family="table-column">
      <style:table-column-properties fo:break-before="auto" style:column-width="73.3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61.74pt"/>
    </style:style>
    <style:style style:name="co21" style:family="table-column">
      <style:table-column-properties fo:break-before="auto" style:column-width="159pt"/>
    </style:style>
    <style:style style:name="co22" style:family="table-column">
      <style:table-column-properties fo:break-before="auto" style:column-width="237.74pt"/>
    </style:style>
    <style:style style:name="co23" style:family="table-column">
      <style:table-column-properties fo:break-before="auto" style:column-width="39.34pt"/>
    </style:style>
    <style:style style:name="co24" style:family="table-column">
      <style:table-column-properties fo:break-before="auto" style:column-width="59.41pt"/>
    </style:style>
    <style:style style:name="co25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color="#800000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 na|hledan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+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++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+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++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+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++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++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+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+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++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rotiutok|nepratel -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rucene|kola ci motorky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tiutok|nepratel -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dmet navic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tiutok|nepratel -1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2 Jidla navic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|vsech -1|uvnitr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met navic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met navic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an navic|Nabo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navic|Nabo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zadarmo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erial navic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erial navic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-8" calcext:value-type="float">
            <text:p>-8</text:p>
          </table:table-cell>
          <table:table-cell table:style-name="ce3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6" calcext:value-type="float">
            <text:p>-6</text:p>
          </table:table-cell>
          <table:table-cell table:style-name="ce3" office:value-type="string" calcext:value-type="string">
            <text:p>3/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6" calcext:value-type="float">
            <text:p>-6</text:p>
          </table:table-cell>
          <table:table-cell table:style-name="ce3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7" calcext:value-type="float">
            <text:p>-7</text:p>
          </table:table-cell>
          <table:table-cell table:style-name="ce3" office:value-type="string" calcext:value-type="string">
            <text:p>3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Akce|utok navi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|inventar navic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|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|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Predmet||Pridej kartu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X|vzadu||Tahni udalost||Zamichej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Pridej kartu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Predmet||Pridej kartu||-1 hlasit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Pridej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Pridej kartu||Zamichej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predmet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|Odstran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</table:table>
      <table:table table:name="Simple - Nepritel" table:style-name="ta1">
        <table:table-column table:style-name="co1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16:03:31.861873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4-24T16:39:02.235191282</dc:date>
    <meta:editing-duration>P1DT13H51M56S</meta:editing-duration>
    <meta:editing-cycles>138</meta:editing-cycles>
    <meta:generator>LibreOffice/5.1.6.2$Linux_X86_64 LibreOffice_project/10m0$Build-2</meta:generator>
    <meta:document-statistic meta:table-count="16" meta:cell-count="2622" meta:object-count="0"/>
  </office:meta>
</office:document-meta>
</file>